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border-top="none" fo:border-left="none" fo:border-bottom="0.0104in solid #A2A9B1" fo:border-right="none" fo:padding="0in" style:shadow="none" fo:margin-top="0in" fo:margin-bottom="0.0416in"/>
    </style:style>
    <style:style style:name="T2" style:parent-style-name="DefaultParagraphFont" style:family="text">
      <style:text-properties style:font-name="Georgia" fo:font-weight="bold" style:font-weight-asian="bold" style:font-weight-complex="bold" fo:color="#000000" fo:font-size="48pt" style:font-size-asian="48pt" style:font-size-complex="21.5pt"/>
    </style:style>
    <style:style style:name="P3" style:parent-style-name="Normal" style:family="paragraph">
      <style:paragraph-properties fo:margin-top="0.0833in" fo:margin-bottom="0.0833in" fo:line-height="100%" fo:background-color="#FFFFFF"/>
    </style:style>
    <style:style style:name="T4" style:parent-style-name="DefaultParagraphFont" style:family="text">
      <style:text-properties style:font-name="Arial" style:font-name-asian="Times New Roman" style:font-name-complex="Times New Roman" fo:font-size="10.5pt" style:font-size-asian="10.5pt" style:font-size-complex="10.5pt" style:language-asian="cs" style:country-asian="CZ"/>
    </style:style>
    <style:style style:name="T5" style:parent-style-name="DefaultParagraphFont" style:family="text">
      <style:text-properties style:font-name="Arial" style:font-name-asian="Times New Roman" style:font-name-complex="Times New Roman" fo:font-size="10.5pt" style:font-size-asian="10.5pt" style:font-size-complex="10.5pt" style:language-asian="cs" style:country-asian="CZ"/>
    </style:style>
    <style:style style:name="T6" style:parent-style-name="DefaultParagraphFont" style:family="text">
      <style:text-properties style:font-name="Arial" style:font-name-asian="Times New Roman" style:font-name-complex="Times New Roman" fo:font-size="10.5pt" style:font-size-asian="10.5pt" style:font-size-complex="10.5pt" style:language-asian="cs" style:country-asian="CZ"/>
    </style:style>
    <style:style style:name="T7" style:parent-style-name="DefaultParagraphFont" style:family="text">
      <style:text-properties style:font-name="Arial" style:font-name-asian="Times New Roman" style:font-name-complex="Times New Roman" fo:font-size="10.5pt" style:font-size-asian="10.5pt" style:font-size-complex="10.5pt" style:language-asian="cs" style:country-asian="CZ"/>
    </style:style>
    <style:style style:name="T8" style:parent-style-name="DefaultParagraphFont" style:family="text">
      <style:text-properties style:font-name="Arial" style:font-name-asian="Times New Roman" style:font-name-complex="Times New Roman" fo:font-size="10.5pt" style:font-size-asian="10.5pt" style:font-size-complex="10.5pt" style:language-asian="cs" style:country-asian="CZ"/>
    </style:style>
    <style:style style:name="T9" style:parent-style-name="DefaultParagraphFont" style:family="text">
      <style:text-properties style:font-name="Arial" style:font-name-asian="Times New Roman" style:font-name-complex="Times New Roman" fo:font-size="10.5pt" style:font-size-asian="10.5pt" style:font-size-complex="10.5pt" style:language-asian="cs" style:country-asian="CZ"/>
    </style:style>
    <style:style style:name="T10" style:parent-style-name="DefaultParagraphFont" style:family="text">
      <style:text-properties style:font-name="Arial" style:font-name-asian="Times New Roman" style:font-name-complex="Times New Roman" fo:font-size="10.5pt" style:font-size-asian="10.5pt" style:font-size-complex="10.5pt" style:language-asian="cs" style:country-asian="CZ"/>
    </style:style>
    <style:style style:name="T11" style:parent-style-name="DefaultParagraphFont" style:family="text">
      <style:text-properties style:font-name="Arial" style:font-name-asian="Times New Roman" style:font-name-complex="Times New Roman" fo:font-size="10.5pt" style:font-size-asian="10.5pt" style:font-size-complex="10.5pt" style:language-asian="cs" style:country-asian="CZ"/>
    </style:style>
    <style:style style:name="T12" style:parent-style-name="DefaultParagraphFont" style:family="text">
      <style:text-properties style:font-name="Arial" style:font-name-asian="Times New Roman" style:font-name-complex="Times New Roman" fo:font-size="10.5pt" style:font-size-asian="10.5pt" style:font-size-complex="10.5pt" style:language-asian="cs" style:country-asian="CZ"/>
    </style:style>
    <style:style style:name="T13" style:parent-style-name="DefaultParagraphFont" style:family="text">
      <style:text-properties style:font-name="Arial" style:font-name-asian="Times New Roman" style:font-name-complex="Times New Roman" fo:font-size="10.5pt" style:font-size-asian="10.5pt" style:font-size-complex="10.5pt" style:language-asian="cs" style:country-asian="CZ"/>
    </style:style>
    <style:style style:name="T14" style:parent-style-name="DefaultParagraphFont" style:family="text">
      <style:text-properties style:font-name="Arial" style:font-name-asian="Times New Roman" style:font-name-complex="Times New Roman" fo:font-size="10.5pt" style:font-size-asian="10.5pt" style:font-size-complex="10.5pt" style:language-asian="cs" style:country-asian="CZ"/>
    </style:style>
    <style:style style:name="T15" style:parent-style-name="DefaultParagraphFont" style:family="text">
      <style:text-properties style:font-name="Arial" style:font-name-asian="Times New Roman" style:font-name-complex="Times New Roman" fo:font-style="italic" style:font-style-asian="italic" style:font-style-complex="italic" fo:font-size="10.5pt" style:font-size-asian="10.5pt" style:font-size-complex="10.5pt" style:language-asian="cs" style:country-asian="CZ"/>
    </style:style>
    <style:style style:name="T16" style:parent-style-name="DefaultParagraphFont" style:family="text">
      <style:text-properties style:font-name="Arial" style:font-name-asian="Times New Roman" style:font-name-complex="Times New Roman" fo:font-size="10.5pt" style:font-size-asian="10.5pt" style:font-size-complex="10.5pt" style:language-asian="cs" style:country-asian="CZ"/>
    </style:style>
    <style:style style:name="T17" style:parent-style-name="DefaultParagraphFont" style:family="text">
      <style:text-properties style:font-name="Arial" style:font-name-asian="Times New Roman" style:font-name-complex="Times New Roman" fo:font-size="10.5pt" style:font-size-asian="10.5pt" style:font-size-complex="10.5pt" style:language-asian="cs" style:country-asian="CZ"/>
    </style:style>
    <style:style style:name="T18" style:parent-style-name="DefaultParagraphFont" style:family="text">
      <style:text-properties style:font-name="Arial" style:font-name-asian="Times New Roman" style:font-name-complex="Times New Roman" fo:font-size="10.5pt" style:font-size-asian="10.5pt" style:font-size-complex="10.5pt" style:language-asian="cs" style:country-asian="CZ"/>
    </style:style>
    <style:style style:name="T19" style:parent-style-name="DefaultParagraphFont" style:family="text">
      <style:text-properties style:font-name="Arial" style:font-name-asian="Times New Roman" style:font-name-complex="Times New Roman" fo:font-size="10.5pt" style:font-size-asian="10.5pt" style:font-size-complex="10.5pt" style:language-asian="cs" style:country-asian="CZ"/>
    </style:style>
    <style:style style:name="T20" style:parent-style-name="DefaultParagraphFont" style:family="text">
      <style:text-properties style:font-name="Arial" style:font-name-asian="Times New Roman" style:font-name-complex="Times New Roman" fo:font-size="10.5pt" style:font-size-asian="10.5pt" style:font-size-complex="10.5pt" style:language-asian="cs" style:country-asian="CZ"/>
    </style:style>
    <style:style style:name="T21" style:parent-style-name="DefaultParagraphFont" style:family="text">
      <style:text-properties style:font-name="Arial" style:font-name-asian="Times New Roman" style:font-name-complex="Times New Roman" fo:font-size="10.5pt" style:font-size-asian="10.5pt" style:font-size-complex="10.5pt" style:language-asian="cs" style:country-asian="CZ"/>
    </style:style>
    <style:style style:name="T22" style:parent-style-name="DefaultParagraphFont" style:family="text">
      <style:text-properties style:font-name="Arial" style:font-name-asian="Times New Roman" style:font-name-complex="Times New Roman" fo:font-size="10.5pt" style:font-size-asian="10.5pt" style:font-size-complex="10.5pt" style:language-asian="cs" style:country-asian="CZ"/>
    </style:style>
    <style:style style:name="P23" style:parent-style-name="Normal" style:family="paragraph">
      <style:paragraph-properties fo:margin-top="0.05in" fo:margin-bottom="0in" fo:line-height="100%" fo:background-color="#FFFFFF"/>
    </style:style>
    <style:style style:name="T24" style:parent-style-name="DefaultParagraphFont" style:family="text">
      <style:text-properties style:font-name="Arial" style:font-name-asian="Times New Roman" style:font-name-complex="Times New Roman" fo:font-weight="bold" style:font-weight-asian="bold" style:font-weight-complex="bold" fo:font-size="14.5pt" style:font-size-asian="14.5pt" style:font-size-complex="14.5pt" style:language-asian="cs" style:country-asian="CZ"/>
    </style:style>
    <style:style style:name="P25" style:parent-style-name="Normal" style:family="paragraph">
      <style:paragraph-properties fo:margin-top="0.0833in" fo:margin-bottom="0.0833in" fo:line-height="100%" fo:background-color="#FFFFFF"/>
    </style:style>
    <style:style style:name="T26" style:parent-style-name="DefaultParagraphFont" style:family="text">
      <style:text-properties style:font-name="Arial" style:font-name-asian="Times New Roman" style:font-name-complex="Times New Roman" fo:font-size="10.5pt" style:font-size-asian="10.5pt" style:font-size-complex="10.5pt" style:language-asian="cs" style:country-asian="CZ"/>
    </style:style>
    <style:style style:name="T27" style:parent-style-name="DefaultParagraphFont" style:family="text">
      <style:text-properties style:font-name="Arial" style:font-name-asian="Times New Roman" style:font-name-complex="Times New Roman" fo:font-weight="bold" style:font-weight-asian="bold" style:font-weight-complex="bold" fo:font-size="10.5pt" style:font-size-asian="10.5pt" style:font-size-complex="10.5pt" style:language-asian="cs" style:country-asian="CZ"/>
    </style:style>
    <style:style style:name="T28" style:parent-style-name="DefaultParagraphFont" style:family="text">
      <style:text-properties style:font-name="Arial" style:font-name-asian="Times New Roman" style:font-name-complex="Times New Roman" fo:font-size="10.5pt" style:font-size-asian="10.5pt" style:font-size-complex="10.5pt" style:language-asian="cs" style:country-asian="CZ"/>
    </style:style>
    <style:style style:name="T29" style:parent-style-name="DefaultParagraphFont" style:family="text">
      <style:text-properties style:font-name="Arial" style:font-name-asian="Times New Roman" style:font-name-complex="Times New Roman" fo:font-size="10.5pt" style:font-size-asian="10.5pt" style:font-size-complex="10.5pt" style:language-asian="cs" style:country-asian="CZ"/>
    </style:style>
    <style:style style:name="T30" style:parent-style-name="DefaultParagraphFont" style:family="text">
      <style:text-properties style:font-name="Arial" style:font-name-asian="Times New Roman" style:font-name-complex="Times New Roman" fo:font-size="10.5pt" style:font-size-asian="10.5pt" style:font-size-complex="10.5pt" style:language-asian="cs" style:country-asian="CZ"/>
    </style:style>
    <style:style style:name="P31" style:parent-style-name="Normal" style:family="paragraph">
      <style:paragraph-properties fo:margin-top="0.05in" fo:margin-bottom="0in" fo:line-height="100%" fo:background-color="#FFFFFF"/>
    </style:style>
    <style:style style:name="T32" style:parent-style-name="DefaultParagraphFont" style:family="text">
      <style:text-properties style:font-name="Arial" style:font-name-asian="Times New Roman" style:font-name-complex="Times New Roman" fo:font-weight="bold" style:font-weight-asian="bold" style:font-weight-complex="bold" fo:font-size="14.5pt" style:font-size-asian="14.5pt" style:font-size-complex="14.5pt" style:language-asian="cs" style:country-asian="CZ"/>
    </style:style>
    <style:style style:name="P33" style:parent-style-name="Normal" style:family="paragraph">
      <style:paragraph-properties fo:margin-top="0.0833in" fo:margin-bottom="0.0833in" fo:line-height="100%" fo:background-color="#FFFFFF"/>
    </style:style>
    <style:style style:name="T34" style:parent-style-name="DefaultParagraphFont" style:family="text">
      <style:text-properties style:font-name="Arial" style:font-name-asian="Times New Roman" style:font-name-complex="Times New Roman" fo:font-size="10.5pt" style:font-size-asian="10.5pt" style:font-size-complex="10.5pt" style:language-asian="cs" style:country-asian="CZ"/>
    </style:style>
    <style:style style:name="T35" style:parent-style-name="DefaultParagraphFont" style:family="text">
      <style:text-properties style:font-name="Arial" style:font-name-asian="Times New Roman" style:font-name-complex="Times New Roman" fo:font-weight="bold" style:font-weight-asian="bold" style:font-weight-complex="bold" fo:font-size="10.5pt" style:font-size-asian="10.5pt" style:font-size-complex="10.5pt" style:language-asian="cs" style:country-asian="CZ"/>
    </style:style>
    <style:style style:name="T36" style:parent-style-name="DefaultParagraphFont" style:family="text">
      <style:text-properties style:font-name="Arial" style:font-name-asian="Times New Roman" style:font-name-complex="Times New Roman" fo:font-size="10.5pt" style:font-size-asian="10.5pt" style:font-size-complex="10.5pt" style:language-asian="cs" style:country-asian="CZ"/>
    </style:style>
    <style:style style:name="T37" style:parent-style-name="DefaultParagraphFont" style:family="text">
      <style:text-properties style:font-name="Arial" style:font-name-asian="Times New Roman" style:font-name-complex="Times New Roman" fo:font-weight="bold" style:font-weight-asian="bold" style:font-weight-complex="bold" fo:font-size="10.5pt" style:font-size-asian="10.5pt" style:font-size-complex="10.5pt" style:language-asian="cs" style:country-asian="CZ"/>
    </style:style>
    <style:style style:name="T38" style:parent-style-name="DefaultParagraphFont" style:family="text">
      <style:text-properties style:font-name="Arial" style:font-name-asian="Times New Roman" style:font-name-complex="Times New Roman" fo:font-size="10.5pt" style:font-size-asian="10.5pt" style:font-size-complex="10.5pt" style:language-asian="cs" style:country-asian="CZ"/>
    </style:style>
    <style:style style:name="P39" style:parent-style-name="Normal" style:family="paragraph">
      <style:paragraph-properties fo:border-top="none" fo:border-left="none" fo:border-bottom="0.0104in solid #A2A9B1" fo:border-right="none" fo:padding="0in" style:shadow="none" fo:margin-top="0.1666in" fo:margin-bottom="0.0416in" fo:line-height="100%" fo:background-color="#FFFFFF"/>
      <style:text-properties style:font-name="Georgia" style:font-name-asian="Times New Roman" style:font-name-complex="Times New Roman" fo:font-size="18pt" style:font-size-asian="18pt" style:font-size-complex="18pt" style:language-asian="cs" style:country-asian="CZ"/>
    </style:style>
    <style:style style:name="P40" style:parent-style-name="Normal" style:family="paragraph">
      <style:paragraph-properties fo:margin-bottom="0.0166in" fo:line-height="100%" fo:background-color="#FFFFFF"/>
      <style:text-properties style:font-name="Arial" style:font-name-asian="Times New Roman" style:font-name-complex="Arial" fo:font-weight="bold" style:font-weight-asian="bold" style:font-weight-complex="bold" fo:font-size="10.5pt" style:font-size-asian="10.5pt" style:font-size-complex="10.5pt" style:language-asian="cs" style:country-asian="CZ"/>
    </style:style>
    <style:style style:name="P41" style:parent-style-name="Normal" style:family="paragraph">
      <style:paragraph-properties fo:margin-top="0.0694in" fo:margin-bottom="0.0166in" fo:line-height="100%" fo:margin-left="0.5333in" fo:background-color="#FFFFFF">
        <style:tab-stops>
          <style:tab-stop style:type="left" style:position="-0.0333in"/>
        </style:tab-stops>
      </style:paragraph-properties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P42" style:parent-style-name="Normal" style:family="paragraph">
      <style:paragraph-properties fo:margin-top="0.0694in" fo:margin-bottom="0.0166in" fo:line-height="100%" fo:margin-left="0.5333in" fo:background-color="#FFFFFF">
        <style:tab-stops>
          <style:tab-stop style:type="left" style:position="-0.0333in"/>
        </style:tab-stops>
      </style:paragraph-properties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P43" style:parent-style-name="Normal" style:family="paragraph">
      <style:paragraph-properties fo:margin-top="0.0694in" fo:margin-bottom="0.0166in" fo:line-height="100%" fo:margin-left="0.5333in" fo:background-color="#FFFFFF">
        <style:tab-stops>
          <style:tab-stop style:type="left" style:position="-0.0333in"/>
        </style:tab-stops>
      </style:paragraph-properties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P44" style:parent-style-name="Normal" style:family="paragraph">
      <style:paragraph-properties fo:margin-top="0.0694in" fo:margin-bottom="0.0166in" fo:line-height="100%" fo:margin-left="0.5333in" fo:background-color="#FFFFFF">
        <style:tab-stops>
          <style:tab-stop style:type="left" style:position="-0.0333in"/>
        </style:tab-stops>
      </style:paragraph-properties>
    </style:style>
    <style:style style:name="T45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46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47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48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49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P50" style:parent-style-name="Normal" style:family="paragraph">
      <style:paragraph-properties fo:margin-top="0.0694in" fo:margin-bottom="0.0166in" fo:line-height="100%" fo:margin-left="0.5333in" fo:background-color="#FFFFFF">
        <style:tab-stops>
          <style:tab-stop style:type="left" style:position="-0.0333in"/>
        </style:tab-stops>
      </style:paragraph-properties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P51" style:parent-style-name="Normal" style:family="paragraph">
      <style:paragraph-properties fo:margin-top="0.0694in" fo:margin-bottom="0.0166in" fo:line-height="100%" fo:margin-left="0.5333in" fo:background-color="#FFFFFF">
        <style:tab-stops>
          <style:tab-stop style:type="left" style:position="-0.0333in"/>
        </style:tab-stops>
      </style:paragraph-properties>
    </style:style>
    <style:style style:name="T52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53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54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55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56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57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P58" style:parent-style-name="Normal" style:family="paragraph">
      <style:paragraph-properties fo:margin-bottom="0.0166in" fo:line-height="100%" fo:background-color="#FFFFFF"/>
      <style:text-properties style:font-name="Arial" style:font-name-asian="Times New Roman" style:font-name-complex="Arial" fo:font-weight="bold" style:font-weight-asian="bold" style:font-weight-complex="bold" fo:font-size="10.5pt" style:font-size-asian="10.5pt" style:font-size-complex="10.5pt" style:language-asian="cs" style:country-asian="CZ"/>
    </style:style>
    <style:style style:name="P59" style:parent-style-name="Normal" style:family="paragraph">
      <style:paragraph-properties fo:margin-top="0.0694in" fo:margin-bottom="0.0166in" fo:line-height="100%" fo:margin-left="0.5333in" fo:background-color="#FFFFFF">
        <style:tab-stops>
          <style:tab-stop style:type="left" style:position="-0.0333in"/>
        </style:tab-stops>
      </style:paragraph-properties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P60" style:parent-style-name="Normal" style:family="paragraph">
      <style:paragraph-properties fo:margin-top="0.0694in" fo:margin-bottom="0.0166in" fo:line-height="100%" fo:margin-left="0.5333in" fo:background-color="#FFFFFF">
        <style:tab-stops>
          <style:tab-stop style:type="left" style:position="-0.0333in"/>
        </style:tab-stops>
      </style:paragraph-properties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P61" style:parent-style-name="Normal" style:family="paragraph">
      <style:paragraph-properties fo:margin-top="0.0694in" fo:margin-bottom="0.0166in" fo:line-height="100%" fo:margin-left="0.5333in" fo:background-color="#FFFFFF">
        <style:tab-stops>
          <style:tab-stop style:type="left" style:position="-0.0333in"/>
        </style:tab-stops>
      </style:paragraph-properties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P62" style:parent-style-name="Normal" style:family="paragraph">
      <style:paragraph-properties fo:margin-top="0.0694in" fo:margin-bottom="0.0166in" fo:line-height="100%" fo:margin-left="0.5333in" fo:background-color="#FFFFFF">
        <style:tab-stops>
          <style:tab-stop style:type="left" style:position="-0.0333in"/>
        </style:tab-stops>
      </style:paragraph-properties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P63" style:parent-style-name="Normal" style:family="paragraph">
      <style:paragraph-properties fo:margin-top="0.0694in" fo:margin-bottom="0.0166in" fo:line-height="100%" fo:margin-left="0.5333in" fo:background-color="#FFFFFF">
        <style:tab-stops>
          <style:tab-stop style:type="left" style:position="-0.0333in"/>
        </style:tab-stops>
      </style:paragraph-properties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P64" style:parent-style-name="Normal" style:family="paragraph">
      <style:paragraph-properties fo:margin-top="0.0694in" fo:margin-bottom="0.0166in" fo:line-height="100%" fo:margin-left="0.5333in" fo:background-color="#FFFFFF">
        <style:tab-stops>
          <style:tab-stop style:type="left" style:position="-0.0333in"/>
        </style:tab-stops>
      </style:paragraph-properties>
    </style:style>
    <style:style style:name="T65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66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P67" style:parent-style-name="Normal" style:family="paragraph">
      <style:paragraph-properties fo:margin-top="0.0694in" fo:margin-bottom="0.0166in" fo:line-height="100%" fo:margin-left="0.5333in" fo:background-color="#FFFFFF">
        <style:tab-stops>
          <style:tab-stop style:type="left" style:position="-0.0333in"/>
        </style:tab-stops>
      </style:paragraph-properties>
    </style:style>
    <style:style style:name="T68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69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70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P71" style:parent-style-name="Normal" style:family="paragraph">
      <style:paragraph-properties fo:margin-top="0.0833in" fo:margin-bottom="0.0833in" fo:line-height="100%" fo:background-color="#FFFFFF"/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P72" style:parent-style-name="Normal" style:family="paragraph">
      <style:paragraph-properties fo:border-top="none" fo:border-left="none" fo:border-bottom="0.0104in solid #A2A9B1" fo:border-right="none" fo:padding="0in" style:shadow="none" fo:margin-top="0.1666in" fo:margin-bottom="0.0416in" fo:line-height="100%" fo:background-color="#FFFFFF"/>
      <style:text-properties style:font-name="Georgia" style:font-name-asian="Times New Roman" style:font-name-complex="Times New Roman" fo:font-size="18pt" style:font-size-asian="18pt" style:font-size-complex="18pt" style:language-asian="cs" style:country-asian="CZ"/>
    </style:style>
    <style:style style:name="P73" style:parent-style-name="Normal" style:family="paragraph">
      <style:paragraph-properties fo:border-top="none" fo:border-left="none" fo:border-bottom="0.0104in solid #A2A9B1" fo:border-right="none" fo:padding="0in" style:shadow="none" fo:margin-top="0.1666in" fo:margin-bottom="0.0416in" fo:line-height="100%" fo:background-color="#FFFFFF"/>
      <style:text-properties style:font-name="Georgia" style:font-name-asian="Times New Roman" style:font-name-complex="Times New Roman" fo:font-size="18pt" style:font-size-asian="18pt" style:font-size-complex="18pt" style:language-asian="cs" style:country-asian="CZ"/>
    </style:style>
    <style:style style:name="P74" style:parent-style-name="Normal" style:family="paragraph">
      <style:paragraph-properties fo:margin-top="0.0833in" fo:margin-bottom="0.0833in" fo:line-height="100%" fo:background-color="#FFFFFF"/>
    </style:style>
    <style:style style:name="T75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76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77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78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79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P80" style:parent-style-name="Normal" style:family="paragraph">
      <style:paragraph-properties fo:margin-top="0.0694in" fo:margin-bottom="0.0166in" fo:line-height="100%" fo:margin-left="0.2666in" fo:background-color="#FFFFFF">
        <style:tab-stops>
          <style:tab-stop style:type="left" style:position="0.2333in"/>
        </style:tab-stops>
      </style:paragraph-properties>
    </style:style>
    <style:style style:name="T81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82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83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84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85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86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87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88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89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90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91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92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93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94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95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P96" style:parent-style-name="Normal" style:family="paragraph">
      <style:paragraph-properties fo:margin-top="0.0694in" fo:margin-bottom="0.0166in" fo:line-height="100%" fo:margin-left="0.2666in" fo:background-color="#FFFFFF">
        <style:tab-stops>
          <style:tab-stop style:type="left" style:position="0.2333in"/>
        </style:tab-stops>
      </style:paragraph-properties>
    </style:style>
    <style:style style:name="T97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98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99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100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T101" style:parent-style-name="DefaultParagraphFont" style:family="text">
      <style:text-properties style:font-name="Arial" style:font-name-asian="Times New Roman" style:font-name-complex="Arial" fo:font-size="10.5pt" style:font-size-asian="10.5pt" style:font-size-complex="10.5pt" style:language-asian="cs" style:country-asian="CZ"/>
    </style:style>
    <style:style style:name="P102" style:parent-style-name="Heading2" style:family="paragraph">
      <style:paragraph-properties fo:border-top="none" fo:border-left="none" fo:border-bottom="0.0104in solid #A2A9B1" fo:border-right="none" fo:padding="0in" style:shadow="none" fo:margin-top="0.1666in" fo:margin-bottom="0.0416in" fo:background-color="#FFFFFF"/>
    </style:style>
    <style:style style:name="T103" style:parent-style-name="mw-headline" style:family="text">
      <style:text-properties style:font-name="Georgia" fo:font-weight="normal" style:font-weight-asian="normal" style:font-weight-complex="normal"/>
    </style:style>
    <style:style style:name="P104" style:parent-style-name="NormalWeb" style:family="paragraph">
      <style:paragraph-properties fo:margin-top="0.0833in" fo:margin-bottom="0.0833in" fo:background-color="#FFFFFF"/>
    </style:style>
    <style:style style:name="T105" style:parent-style-name="DefaultParagraphFont" style:family="text">
      <style:text-properties style:font-name="Arial" style:font-name-complex="Arial" fo:font-size="10.5pt" style:font-size-asian="10.5pt" style:font-size-complex="10.5pt"/>
    </style:style>
    <style:style style:name="T106" style:parent-style-name="Hyperlink" style:family="text">
      <style:text-properties style:font-name="Arial" style:font-name-complex="Arial" style:use-window-font-color="true" fo:font-size="10.5pt" style:font-size-asian="10.5pt" style:font-size-complex="10.5pt" style:text-underline-type="none"/>
    </style:style>
    <style:style style:name="T107" style:parent-style-name="DefaultParagraphFont" style:family="text">
      <style:text-properties style:font-name="Arial" style:font-name-complex="Arial" fo:font-size="10.5pt" style:font-size-asian="10.5pt" style:font-size-complex="10.5pt"/>
    </style:style>
    <style:style style:name="T108" style:parent-style-name="Hyperlink" style:family="text">
      <style:text-properties style:font-name="Arial" style:font-name-complex="Arial" style:use-window-font-color="true" fo:font-size="10.5pt" style:font-size-asian="10.5pt" style:font-size-complex="10.5pt" style:text-underline-type="none"/>
    </style:style>
    <style:style style:name="T109" style:parent-style-name="DefaultParagraphFont" style:family="text">
      <style:text-properties style:font-name="Arial" style:font-name-complex="Arial" fo:font-size="10.5pt" style:font-size-asian="10.5pt" style:font-size-complex="10.5pt"/>
    </style:style>
    <style:style style:name="T110" style:parent-style-name="Hyperlink" style:family="text">
      <style:text-properties style:font-name="Arial" style:font-name-complex="Arial" style:use-window-font-color="true" fo:font-size="10.5pt" style:font-size-asian="10.5pt" style:font-size-complex="10.5pt" style:text-underline-type="none"/>
    </style:style>
    <style:style style:name="T111" style:parent-style-name="DefaultParagraphFont" style:family="text">
      <style:text-properties style:font-name="Arial" style:font-name-complex="Arial" fo:font-size="10.5pt" style:font-size-asian="10.5pt" style:font-size-complex="10.5pt"/>
    </style:style>
    <style:style style:name="T112" style:parent-style-name="Hyperlink" style:family="text">
      <style:text-properties style:font-name="Arial" style:font-name-complex="Arial" style:use-window-font-color="true" fo:font-size="10.5pt" style:font-size-asian="10.5pt" style:font-size-complex="10.5pt" style:text-underline-type="none"/>
    </style:style>
    <style:style style:name="T113" style:parent-style-name="DefaultParagraphFont" style:family="text">
      <style:text-properties style:font-name="Arial" style:font-name-complex="Arial" fo:font-size="10.5pt" style:font-size-asian="10.5pt" style:font-size-complex="10.5pt"/>
    </style:style>
    <style:style style:name="T114" style:parent-style-name="DefaultParagraphFont" style:family="text">
      <style:text-properties style:font-name="Arial" style:font-name-complex="Arial" fo:color="#222222" fo:font-size="10.5pt" style:font-size-asian="10.5pt" style:font-size-complex="10.5pt"/>
    </style:style>
  </office:automatic-styles>
  <office:body>
    <office:text text:use-soft-page-breaks="true">
      <text:h text:style-name="P1" text:outline-level="1"><text:span text:style-name="T2">Vodní elektrárna</text:span></text:h>
      <text:p text:style-name="P3"><text:span text:style-name="T4">Množství využitelné </text:span><text:a office:title="Energie" xlink:href="https://cs.wikipedia.org/wiki/Energie" office:target-frame-name="_top" xlink:show="replace"><text:span text:style-name="T5">energie</text:span></text:a><text:span text:style-name="T6"> </text:span><text:a office:title="Vodní tok" xlink:href="https://cs.wikipedia.org/wiki/Vodn%C3%AD_tok" office:target-frame-name="_top" xlink:show="replace"><text:span text:style-name="T7">vodního toku</text:span></text:a><text:span text:style-name="T8"> závisí na výškovém rozdílu dvou různých vodních hladin (čili na </text:span><text:a office:title="Spád" xlink:href="https://cs.wikipedia.org/wiki/Sp%C3%A1d" office:target-frame-name="_top" xlink:show="replace"><text:span text:style-name="T9">spádu</text:span></text:a><text:span text:style-name="T10"> resp. vzájemném </text:span><text:a office:title="Převýšení" xlink:href="https://cs.wikipedia.org/wiki/P%C5%99ev%C3%BD%C5%A1en%C3%AD" office:target-frame-name="_top" xlink:show="replace"><text:span text:style-name="T11">převýšení</text:span></text:a><text:span text:style-name="T12">) a na množství protékající vody</text:span><text:a office:title="Průtok vodního toku" xlink:href="https://cs.wikipedia.org/wiki/Pr%C5%AFtok_vodn%C3%ADho_toku" office:target-frame-name="_top" xlink:show="replace"><text:span text:style-name="T13">(průtoku</text:span></text:a><text:span text:style-name="T14"> vody). Pro energetické využití jakéhokoliv vodního toku bývá většinou nutné uměle vytvořit výškový rozdíl hladin. Toho se dosáhne tzv. </text:span><text:span text:style-name="T15">vzdutím</text:span><text:span text:style-name="T16"> vody, což bývá zajištěno zřízením nižších </text:span><text:a office:title="Jez" xlink:href="https://cs.wikipedia.org/wiki/Jez" office:target-frame-name="_top" xlink:show="replace"><text:span text:style-name="T17">jezů</text:span></text:a><text:span text:style-name="T18"> či vyšších </text:span><text:a office:title="Přehradní hráz" xlink:href="https://cs.wikipedia.org/wiki/P%C5%99ehradn%C3%AD_hr%C3%A1z" office:target-frame-name="_top" xlink:show="replace"><text:span text:style-name="T19">přehrad</text:span></text:a><text:span text:style-name="T20">. U přečerpávacích vodních elektráren bývá obvyklé vzdutí navíc doplněno o zvláštní výše položenou </text:span><text:a office:title="Nádrž" xlink:href="https://cs.wikipedia.org/wiki/N%C3%A1dr%C5%BE" office:target-frame-name="_top" xlink:show="replace"><text:span text:style-name="T21">nádrž</text:span></text:a><text:span text:style-name="T22">, tzv. horní nádrž, která může být umístěna někde stranou od původního vodního toku.</text:span></text:p>
      <text:h text:style-name="P23" text:outline-level="3"><text:a office:title="Jez" xlink:href="https://cs.wikipedia.org/wiki/Jez" office:target-frame-name="_top" xlink:show="replace"><text:span text:style-name="T24">Jezy</text:span></text:a></text:h>
      <text:p text:style-name="P25"><text:span text:style-name="T26">U jezu lze dosáhnout spádů jen do 10 až 20 m. Vodním elektrárnám konstruovaným pro tyto malé spády říkáme </text:span><text:span text:style-name="T27">nízkotlaké průtočné</text:span><text:span text:style-name="T28">. </text:span><text:a office:title="Kaplanova turbína" xlink:href="https://cs.wikipedia.org/wiki/Kaplanova_turb%C3%ADna" office:target-frame-name="_top" xlink:show="replace"><text:span text:style-name="T29">Kaplanovy turbíny</text:span></text:a><text:span text:style-name="T30"> je možné použít i pro velmi malé spády okolo 0,6 metrů i na těch nejmenších jezech.</text:span></text:p>
      <text:h text:style-name="P31" text:outline-level="3"><text:a office:title="Přehradní hráz" xlink:href="https://cs.wikipedia.org/wiki/P%C5%99ehradn%C3%AD_hr%C3%A1z" office:target-frame-name="_top" xlink:show="replace"><text:span text:style-name="T32">Přehrady</text:span></text:a></text:h>
      <text:p text:style-name="P33"><text:span text:style-name="T34">Přehradou lze vzdout vodu až do výše 100 m. Takovým elektrárnám říkáme </text:span><text:span text:style-name="T35">středotlaké</text:span><text:span text:style-name="T36">. Pokud používají spády ještě vyšší, nazýváme je </text:span><text:span text:style-name="T37">vysokotlaké</text:span><text:span text:style-name="T38">. V České republice je dnes většina vodních elektráren postavena právě při přehradách, v minulosti však bývaly malé vodní elektrárny v provozu téměř na každém jezu.</text:span></text:p>
      <text:h text:style-name="P39" text:outline-level="2">Výhody a nevýhody vodních elektráren</text:h>
      <text:p text:style-name="P40">výhody</text:p>
      <text:list text:style-name="LFO3" text:continue-numbering="true">
        <text:list-item>
          <text:p text:style-name="P41">Energie vodních toků se počítá k obnovitelným zdrojům - nelze ji vyčerpat. Zároveň její provoz minimálně znečišťuje okolí.</text:p>
        </text:list-item>
        <text:list-item>
          <text:p text:style-name="P42">Vodní elektrárny vyžadují minimální obsluhu i údržbu a lze je ovládat na dálku.</text:p>
        </text:list-item>
        <text:list-item>
          <text:p text:style-name="P43">Malé vodní elektrárny prakticky nevytvářejí zaplavenou plochu a jsou velice levné na provoz.</text:p>
        </text:list-item>
        <text:list-item>
          <text:p text:style-name="P44"><text:span text:style-name="T45">Mohou startovat během několika sekund a </text:span><text:a office:title="Dispečink" xlink:href="https://cs.wikipedia.org/wiki/Dispe%C4%8Dink" office:target-frame-name="_top" xlink:show="replace"><text:span text:style-name="T46">dispečink</text:span></text:a><text:span text:style-name="T47"> je tak může používat jako </text:span><text:a office:title="Špičkový zdroj" xlink:href="https://cs.wikipedia.org/wiki/%C5%A0pi%C4%8Dkov%C3%BD_zdroj" office:target-frame-name="_top" xlink:show="replace"><text:span text:style-name="T48">špičkový zdroj</text:span></text:a><text:span text:style-name="T49"> k pokrytí okamžitých nároků na výrobu elektrické energie.</text:span></text:p>
        </text:list-item>
        <text:list-item>
          <text:p text:style-name="P50">Přehradní hráz dokáže zabránit i menším povodním, velké katastrofální povodně však ovlivňuje velmi málo</text:p>
        </text:list-item>
        <text:list-item>
          <text:p text:style-name="P51"><text:span text:style-name="T52">Přehradní jezera mohou sloužit i pro jiné další účely, zejména pro </text:span><text:a office:title="Rekreace" xlink:href="https://cs.wikipedia.org/wiki/Rekreace" office:target-frame-name="_top" xlink:show="replace"><text:span text:style-name="T53">rekreační účely</text:span></text:a><text:span text:style-name="T54"> nebo jako zdroje pitné či užitkové vody čili pro </text:span><text:a office:title="Vodní hospodářství" xlink:href="https://cs.wikipedia.org/wiki/Vodn%C3%AD_hospod%C3%A1%C5%99stv%C3%AD" office:target-frame-name="_top" xlink:show="replace"><text:span text:style-name="T55">vodohospodářské účely</text:span></text:a><text:span text:style-name="T56">, často bývají vhodné i pro říční </text:span><text:a office:title="Rybolov" xlink:href="https://cs.wikipedia.org/wiki/Rybolov" office:target-frame-name="_top" xlink:show="replace"><text:span text:style-name="T57">rybolov</text:span></text:a></text:p>
        </text:list-item>
      </text:list>
      <text:p text:style-name="P58">nevýhody</text:p>
      <text:list text:style-name="LFO4" text:continue-numbering="true">
        <text:list-item>
          <text:p text:style-name="P59">U přehradních nádrží značná cena a čas výstavby a nutnost zatopení velkého území</text:p>
        </text:list-item>
        <text:list-item>
          <text:p text:style-name="P60">Závislost na stabilním průtoku vody</text:p>
        </text:list-item>
        <text:list-item>
          <text:p text:style-name="P61">Přehradní hráze a jezy brání běžnému lodnímu provozu na řece, je nutno vybudovat systém plavebních komor resp. zdymadel</text:p>
        </text:list-item>
        <text:list-item>
          <text:p text:style-name="P62">Přehradní hráze a vyšší jezy brání tahu ryb, je nutno vybudovat systém cest pro ryby</text:p>
        </text:list-item>
        <text:list-item>
          <text:p text:style-name="P63">Riziko havárie</text:p>
        </text:list-item>
        <text:list-item>
          <text:p text:style-name="P64"><text:a office:title="Přehradní nádrž" xlink:href="https://cs.wikipedia.org/wiki/P%C5%99ehradn%C3%AD_n%C3%A1dr%C5%BE" office:target-frame-name="_top" xlink:show="replace"><text:span text:style-name="T65">Přehradní nádrže</text:span></text:a><text:span text:style-name="T66"> jsou zdrojem skleníkových plynů</text:span></text:p>
        </text:list-item>
        <text:list-item>
          <text:p text:style-name="P67"><text:span text:style-name="T68">Riziko </text:span><text:a office:title="Zemětřesení" xlink:href="https://cs.wikipedia.org/wiki/Zem%C4%9Bt%C5%99esen%C3%AD" office:target-frame-name="_top" xlink:show="replace"><text:span text:style-name="T69">zemětřesení</text:span></text:a><text:span text:style-name="T70"><text:s/></text:span></text:p>
        </text:list-item>
      </text:list>
      <text:p text:style-name="P71">Vodní elektrárny v současnosti v Severní Americe a Evropě více zanikají než vznikají.<text:s/></text:p>
      <text:h text:style-name="P72" text:outline-level="2"/>
      <text:soft-page-break/>
      <text:h text:style-name="P73" text:outline-level="2">Přečerpávací vodní elektrárny</text:h>
      <text:p text:style-name="P74"><text:span text:style-name="T75">Jelikož se </text:span><text:a office:title="Elektrická energie" xlink:href="https://cs.wikipedia.org/wiki/Elektrick%C3%A1_energie" office:target-frame-name="_top" xlink:show="replace"><text:span text:style-name="T76">elektrická energie</text:span></text:a><text:span text:style-name="T77"> nedá nijak skladovat, používá se </text:span><text:a office:title="Potenciální energie" xlink:href="https://cs.wikipedia.org/wiki/Potenci%C3%A1ln%C3%AD_energie" office:target-frame-name="_top" xlink:show="replace"><text:span text:style-name="T78">potenciální energie</text:span></text:a><text:span text:style-name="T79"> vody k její přeměně na energii elektrickou a naopak.</text:span></text:p>
      <text:list text:style-name="LFO5" text:continue-numbering="true">
        <text:list-item>
          <text:p text:style-name="P80"><text:span text:style-name="T81">Pokud je spotřeba elektrické energie minimální (tj. je jí v napájecí soustavě přebytek), pracují soustrojí v opačné roli, </text:span><text:a office:title="Turbína" xlink:href="https://cs.wikipedia.org/wiki/Turb%C3%ADna" office:target-frame-name="_top" xlink:show="replace"><text:span text:style-name="T82">turbíny</text:span></text:a><text:span text:style-name="T83"> v roli </text:span><text:a office:title="Čerpadlo" xlink:href="https://cs.wikipedia.org/wiki/%C4%8Cerpadlo" office:target-frame-name="_top" xlink:show="replace"><text:span text:style-name="T84">čerpadel</text:span></text:a><text:span text:style-name="T85"> a </text:span><text:a office:title="Alternátor" xlink:href="https://cs.wikipedia.org/wiki/Altern%C3%A1tor" office:target-frame-name="_top" xlink:show="replace"><text:span text:style-name="T86">alternátory</text:span></text:a><text:span text:style-name="T87"> v roli </text:span><text:a office:title="Synchronní elektromotor (stránka neexistuje)" xlink:href="https://cs.wikipedia.org/w/index.php?title=Synchronn%C3%AD_elektromotor&amp;action=edit&amp;redlink=1" office:target-frame-name="_top" xlink:show="replace"><text:span text:style-name="T88">synchronních elektromotorů</text:span></text:a><text:span text:style-name="T89">. Soustrojí plní horní nádrž přečerpávací elektrárny vodou z dolní nádrže, systém spotřebovává elektrickou energii z elektrorozvodné sítě, chová se tedy jako velký </text:span><text:a office:title="Spotřebič elektrické energie (stránka neexistuje)" xlink:href="https://cs.wikipedia.org/w/index.php?title=Spot%C5%99ebi%C4%8D_elektrick%C3%A9_energie&amp;action=edit&amp;redlink=1" office:target-frame-name="_top" xlink:show="replace"><text:span text:style-name="T90">spotřebič elektrické energie</text:span></text:a><text:span text:style-name="T91">. Spotřebovává tak obvykle elektrickou energii vyrobenou z jiných zdrojů, zpravidla se jedná o energii získanou z provozu </text:span><text:a office:title="Tepelná elektrárna" xlink:href="https://cs.wikipedia.org/wiki/Tepeln%C3%A1_elektr%C3%A1rna" office:target-frame-name="_top" xlink:show="replace"><text:span text:style-name="T92">tepelných</text:span></text:a><text:span text:style-name="T93"> či </text:span><text:a office:title="Jaderná elektrárna" xlink:href="https://cs.wikipedia.org/wiki/Jadern%C3%A1_elektr%C3%A1rna" office:target-frame-name="_top" xlink:show="replace"><text:span text:style-name="T94">jaderných elektráren</text:span></text:a><text:span text:style-name="T95">.</text:span></text:p>
        </text:list-item>
      </text:list>
      <text:list text:style-name="LFO6" text:continue-numbering="true">
        <text:list-item>
          <text:p text:style-name="P96"><text:span text:style-name="T97">Pokud je naopak tzv. energetická špička nebo nastává-li požadavek na maximální odběr (tj. elektrické energie je v napájecí soustavě nedostatek), pracují naopak turbíny a alternátory v normálním režimu. Voda z horní nádrže je v tomto případě řízeně vypouštěna do dolní nádrže přes turbíny elektrárny. </text:span><text:a office:title="Akumulace energie" xlink:href="https://cs.wikipedia.org/wiki/Akumulace_energie" office:target-frame-name="_top" xlink:show="replace"><text:span text:style-name="T98">Akumulovaná</text:span></text:a><text:span text:style-name="T99"> potenciální energie vody je tím vlastně přeměňována zpět na </text:span><text:a office:title="Elektrická energie" xlink:href="https://cs.wikipedia.org/wiki/Elektrick%C3%A1_energie" office:target-frame-name="_top" xlink:show="replace"><text:span text:style-name="T100">energii elektrickou</text:span></text:a><text:span text:style-name="T101">, která se tak opožděně vrací zpět do elektrorozvodné sítě.</text:span></text:p>
        </text:list-item>
      </text:list>
      <text:h text:style-name="P102" text:outline-level="2"><text:span text:style-name="T103">Největší vodní elektrárny</text:span></text:h>
      <text:p text:style-name="P104"><text:span text:style-name="T105">Největší instalovaný výkon má elektrárna na přehradě </text:span><text:a office:title="Tři soutěsky (hráz)" xlink:href="https://cs.wikipedia.org/wiki/T%C5%99i_sout%C4%9Bsky_(hr%C3%A1z)" office:target-frame-name="_top" xlink:show="replace"><text:span text:style-name="T106">Tři soutěsky</text:span></text:a><text:span text:style-name="T107"> v </text:span><text:a office:title="Čína" xlink:href="https://cs.wikipedia.org/wiki/%C4%8C%C3%ADna" office:target-frame-name="_top" xlink:show="replace"><text:span text:style-name="T108">Číně</text:span></text:a><text:span text:style-name="T109"> - 22 500 MW po dokončení v roce 2009. Z hlediska energetiky je česká „nej“ na přečerpávací vodní elektrárně </text:span><text:a office:title="Přečerpávací vodní elektrárna Dlouhé stráně" xlink:href="https://cs.wikipedia.org/wiki/P%C5%99e%C4%8Derp%C3%A1vac%C3%AD_vodn%C3%AD_elektr%C3%A1rna_Dlouh%C3%A9_str%C3%A1n%C4%9B" office:target-frame-name="_top" xlink:show="replace"><text:span text:style-name="T110">Dlouhé stráně</text:span></text:a><text:span text:style-name="T111">: největší instalovaný výkon 2x325 MW, největší spád 510,7 m a největší reverzní </text:span><text:a office:title="Francisova turbína" xlink:href="https://cs.wikipedia.org/wiki/Francisova_turb%C3%ADna" office:target-frame-name="_top" xlink:show="replace"><text:span text:style-name="T112">Francisovy turbíny</text:span></text:a><text:span text:style-name="T113"> v Evropě (325 </text:span><text:span text:style-name="T114">MW)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cs" style:country-asian="CZ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cs" style:country-asian="CZ" fo:hyphenate="false"/>
    </style:style>
    <style:style style:name="Heading4" style:display-name="Heading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cs" style:country-asian="CZ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cs" style:country-asian="CZ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cs" style:country-asian="CZ"/>
    </style:style>
    <style:style style:name="Heading4Char" style:display-name="Heading 4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cs" style:country-asian="CZ"/>
    </style:style>
    <style:style style:name="mw-headline" style:display-name="mw-headline" style:family="text" style:parent-style-name="DefaultParagraphFont"/>
    <style:style style:name="mw-editsection" style:display-name="mw-editsection" style:family="text" style:parent-style-name="DefaultParagraphFont"/>
    <style:style style:name="mw-editsection-bracket" style:display-name="mw-editsection-bracket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mw-editsection-divider" style:display-name="mw-editsection-divider" style:family="text" style:parent-style-name="DefaultParagraphFon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cs" style:country-asian="CZ"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n.rada</meta:initial-creator>
    <dc:creator>jan.rada</dc:creator>
    <meta:creation-date>2019-05-16T17:16:00Z</meta:creation-date>
    <dc:date>2019-05-16T17:20:00Z</dc:date>
    <meta:template xlink:href="Normal" xlink:type="simple"/>
    <meta:editing-cycles>1</meta:editing-cycles>
    <meta:editing-duration>PT240S</meta:editing-duration>
    <meta:document-statistic meta:page-count="2" meta:paragraph-count="13" meta:word-count="1015" meta:character-count="6997" meta:row-count="49" meta:non-whitespace-character-count="5995"/>
  </office:meta>
</office:document-meta>
</file>